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6.4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6.7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6.2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7.4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9.4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6.8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4cm" fo:min-width="5.526cm"/>
    </style:style>
    <style:style style:name="gr13" style:family="graphic" style:parent-style-name="standard">
      <style:graphic-properties draw:stroke="none" svg:stroke-color="#000000" draw:fill="none" draw:fill-color="#ffffff" fo:min-height="0.9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5.5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4cm" fo:min-width="6.7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8.0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3cm" fo:min-width="8.9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-2.977cm" fo:margin-right="2.984cm" fo:text-align="center" fo:text-indent="2.975cm"/>
    </style:style>
    <style:style style:name="P3" style:family="paragraph">
      <style:paragraph-properties fo:margin-left="-2.977cm" fo:margin-right="2.984cm" fo:text-indent="2.975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5.2cm" svg:height="21.26cm" svg:x="2.459cm" svg:y="6.44cm">
          <text:p/>
        </draw:rect>
        <draw:rect draw:style-name="gr1" draw:text-style-name="P1" draw:layer="layout" svg:width="4.8cm" svg:height="21.5cm" svg:x="14.4cm" svg:y="6.4cm">
          <text:p/>
        </draw:rect>
        <draw:rect draw:style-name="gr2" draw:text-style-name="P1" draw:layer="layout" svg:width="3.8cm" svg:height="1.1cm" svg:x="3.2cm" svg:y="3.7cm">
          <text:p text:style-name="P1">客户端</text:p>
        </draw:rect>
        <draw:rect draw:style-name="gr2" draw:text-style-name="P1" draw:layer="layout" svg:width="3.8cm" svg:height="1.1cm" svg:x="14.9cm" svg:y="3.7cm">
          <text:p text:style-name="P1">服务端</text:p>
        </draw:rect>
        <draw:line draw:style-name="gr3" draw:text-style-name="P2" draw:layer="layout" svg:x1="6.4cm" svg:y1="7.9cm" svg:x2="15.8cm" svg:y2="7.9cm">
          <text:p/>
        </draw:line>
        <draw:frame draw:style-name="gr4" draw:text-style-name="P3" draw:layer="layout" svg:width="6.989cm" svg:height="1.072cm" svg:x="9.603cm" svg:y="6.664cm">
          <draw:text-box>
            <text:p text:style-name="P3">HTTPS请求</text:p>
          </draw:text-box>
        </draw:frame>
        <draw:frame draw:style-name="gr5" draw:text-style-name="P3" draw:layer="layout" svg:width="7.296cm" svg:height="1.072cm" svg:x="2.716cm" svg:y="7.402cm">
          <draw:text-box>
            <text:p text:style-name="P3">密钥算法套件</text:p>
          </draw:text-box>
        </draw:frame>
        <draw:frame draw:style-name="gr6" draw:text-style-name="P3" draw:layer="layout" svg:width="5.349cm" svg:height="0.963cm" svg:x="2.961cm" svg:y="8.202cm">
          <draw:text-box>
            <text:p text:style-name="P3">Cipher</text:p>
          </draw:text-box>
        </draw:frame>
        <draw:frame draw:style-name="gr7" draw:text-style-name="P3" draw:layer="layout" svg:width="6.761cm" svg:height="1.072cm" svg:x="15.6cm" svg:y="7.4cm">
          <draw:text-box>
            <text:p text:style-name="P3">Cipher对比</text:p>
          </draw:text-box>
        </draw:frame>
        <draw:line draw:style-name="gr3" draw:text-style-name="P2" draw:layer="layout" svg:x1="15.4cm" svg:y1="9.7cm" svg:x2="4.7cm" svg:y2="9.7cm">
          <text:p/>
        </draw:line>
        <draw:frame draw:style-name="gr8" draw:text-style-name="P3" draw:layer="layout" svg:width="7.931cm" svg:height="1.072cm" svg:x="8cm" svg:y="8.7cm">
          <draw:text-box>
            <text:p text:style-name="P3">以证书形式返回</text:p>
          </draw:text-box>
        </draw:frame>
        <draw:frame draw:style-name="gr9" draw:text-style-name="P3" draw:layer="layout" svg:width="9.998cm" svg:height="1.072cm" svg:x="7.8cm" svg:y="9.7cm">
          <draw:text-box>
            <text:p text:style-name="P3">加密算法和HASH算法</text:p>
          </draw:text-box>
        </draw:frame>
        <draw:line draw:style-name="gr3" draw:text-style-name="P2" draw:layer="layout" svg:x1="4.6cm" svg:y1="9.8cm" svg:x2="4.6cm" svg:y2="11.4cm">
          <text:p/>
        </draw:line>
        <draw:frame draw:style-name="gr10" draw:text-style-name="P3" draw:layer="layout" svg:width="7.332cm" svg:height="1.893cm" svg:x="2.8cm" svg:y="11.6cm">
          <draw:text-box>
            <text:p text:style-name="P3">1.验证证书的</text:p>
            <text:p text:style-name="P3">合法性</text:p>
          </draw:text-box>
        </draw:frame>
        <draw:frame draw:style-name="gr11" draw:text-style-name="P3" draw:layer="layout" svg:width="8.1cm" svg:height="1.072cm" svg:x="3.1cm" svg:y="14.128cm">
          <draw:text-box>
            <text:p text:style-name="P3">2.生成随机密码</text:p>
          </draw:text-box>
        </draw:frame>
        <draw:frame draw:style-name="gr12" draw:text-style-name="P3" draw:layer="layout" svg:width="6.026cm" svg:height="1.784cm" svg:x="2.8cm" svg:y="15.5cm">
          <draw:text-box>
            <text:p text:style-name="P3">3.HASH</text:p>
            <text:p text:style-name="P3">握手信息</text:p>
          </draw:text-box>
        </draw:frame>
        <draw:frame draw:style-name="gr13" draw:text-style-name="P3" draw:layer="layout" svg:width="6.3cm" svg:height="1.216cm" svg:x="5.7cm" svg:y="18cm">
          <draw:text-box>
            <text:p/>
          </draw:text-box>
        </draw:frame>
        <draw:line draw:style-name="gr3" draw:text-style-name="P2" draw:layer="layout" svg:x1="4.9cm" svg:y1="18.4cm" svg:x2="15.6cm" svg:y2="18.5cm">
          <text:p/>
        </draw:line>
        <draw:frame draw:style-name="gr14" draw:text-style-name="P3" draw:layer="layout" svg:width="6.026cm" svg:height="1.072cm" svg:x="9cm" svg:y="17.2cm">
          <draw:text-box>
            <text:p text:style-name="P3">发送信息</text:p>
          </draw:text-box>
        </draw:frame>
        <draw:frame draw:style-name="gr14" draw:text-style-name="P3" draw:layer="layout" svg:width="6.026cm" svg:height="1.072cm" svg:x="15.6cm" svg:y="18.1cm">
          <draw:text-box>
            <text:p text:style-name="P3">接收信息</text:p>
          </draw:text-box>
        </draw:frame>
        <draw:line draw:style-name="gr3" draw:text-style-name="P2" draw:layer="layout" svg:x1="16.9cm" svg:y1="19.2cm" svg:x2="16.9cm" svg:y2="20.5cm">
          <text:p/>
        </draw:line>
        <draw:frame draw:style-name="gr15" draw:text-style-name="P3" draw:layer="layout" svg:width="7.296cm" svg:height="2.714cm" svg:x="14.851cm" svg:y="20.553cm">
          <draw:text-box>
            <text:p text:style-name="P3">使用私钥解析</text:p>
            <text:p text:style-name="P3">客户端公钥</text:p>
            <text:p text:style-name="P3">加密的信息</text:p>
          </draw:text-box>
        </draw:frame>
        <draw:line draw:style-name="gr3" draw:text-style-name="P2" draw:layer="layout" svg:x1="16.7cm" svg:y1="23.4cm" svg:x2="16.7cm" svg:y2="24.5cm">
          <text:p/>
        </draw:line>
        <draw:line draw:style-name="gr3" draw:text-style-name="P2" draw:layer="layout" svg:x1="16.7cm" svg:y1="24.8cm" svg:x2="6.5cm" svg:y2="24.8cm">
          <text:p/>
        </draw:line>
        <draw:frame draw:style-name="gr16" draw:text-style-name="P3" draw:layer="layout" svg:width="8.566cm" svg:height="1.072cm" svg:x="8.6cm" svg:y="23.7cm">
          <draw:text-box>
            <text:p text:style-name="P3">密钥加密信息返回</text:p>
          </draw:text-box>
        </draw:frame>
        <draw:frame draw:style-name="gr17" draw:text-style-name="P3" draw:layer="layout" svg:width="9.4cm" svg:height="2.093cm" svg:x="3cm" svg:y="23.8cm">
          <draw:text-box>
            <text:p text:style-name="P3">客户端</text:p>
            <text:p text:style-name="P3">解析验证</text:p>
          </draw:text-box>
        </draw:frame>
        <draw:line draw:style-name="gr3" draw:text-style-name="P1" draw:layer="layout" svg:x1="4.5cm" svg:y1="17.2cm" svg:x2="4.5cm" svg:y2="18.4cm">
          <text:p/>
        </draw:line>
        <draw:custom-shape draw:style-name="gr18" draw:text-style-name="P1" draw:layer="layout" svg:width="2.2cm" svg:height="2.5cm" svg:x="16cm" svg:y="8.7cm">
          <text:p text:style-name="P1">判断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0cm" fo:margin-right="0cm" fo:page-width="21cm" fo:page-height="5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02T21:03:11.77</meta:creation-date>
    <dc:date>2018-12-04T09:01:14.01</dc:date>
    <meta:editing-duration>PT55M16S</meta:editing-duration>
    <meta:editing-cycles>8</meta:editing-cycles>
    <meta:generator>OpenOffice/4.1.5$Win32 OpenOffice.org_project/415m1$Build-9789</meta:generator>
    <meta:document-statistic meta:object-count="28"/>
  </office:meta>
</office:document-meta>
</file>